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81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2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100%" fo:break-before="auto" fo:break-after="auto" fo:padding="0cm" fo:border="none" style:writing-mode="lr-tb"/>
    </style:style>
    <style:style style:name="P2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4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 fo:padding="0cm" fo:border="none" style:writing-mode="lr-tb"/>
    </style:style>
    <style:style style:name="P6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 fo:break-before="auto" fo:break-after="auto" fo:padding="0cm" fo:border="none" style:writing-mode="lr-tb"/>
    </style:style>
    <style:style style:name="P8" style:family="paragraph" style:parent-style-name="Standard">
      <style:paragraph-properties fo:line-height="100%" fo:break-before="auto" fo:break-after="auto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 Agregar usuario a grupo</text:p>
      <text:p text:style-name="P1"/>
      <text:p text:style-name="P6">Precondición:<text:span text:style-name="T3"> El usuario ha iniciado sesión, y es amigo del usuario que quiere agregar al grupo.</text:span></text:p>
      <text:p text:style-name="P5"/>
      <text:p text:style-name="P2">Curso 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°</text:p>
          </table:table-cell>
          <table:table-cell table:style-name="Table1.B1" office:value-type="string">
            <text:p text:style-name="P3">Pasos (Flujos de Sucesos)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3">El usuario indica <text:span text:style-name="T2">el usuario que quiere agregar, y el grupo al que quiere agregarlo</text:span>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B1" office:value-type="string">
            <text:p text:style-name="P3">El sistema guarda <text:span text:style-name="T2">la relacion</text:span>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El sistema envia al usuario a <text:span text:style-name="T1">&lt;&lt;Ver grupo&gt;&gt;</text:span></text:p>
          </table:table-cell>
        </table:table-row>
      </table:table>
      <text:p text:style-name="P1"/>
      <text:p text:style-name="P8">Postcondición:<text:span text:style-name="T3"> El usuario ahora pertenece al grup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ro </meta:initial-creator>
    <meta:creation-date>2012-05-04T10:01:38</meta:creation-date>
    <meta:generator>LibreOffice/3.5$Windows_x86 LibreOffice_project/235ab8a-3802056-4a8fed3-2d66ea8-e241b80</meta:generator>
    <dc:date>2012-07-11T16:23:13.42</dc:date>
    <meta:editing-duration>PT23M47S</meta:editing-duration>
    <meta:editing-cycles>4</meta:editing-cycles>
    <meta:document-statistic meta:table-count="1" meta:image-count="0" meta:object-count="0" meta:page-count="1" meta:paragraph-count="12" meta:word-count="68" meta:character-count="379" meta:non-whitespace-character-count="323"/>
  </office:meta>
</office:document-meta>
</file>